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master-page-name="Standard">
      <style:paragraph-properties fo:margin-top="0cm" fo:margin-bottom="0cm" style:contextual-spacing="false" fo:line-height="138%" style:page-number="1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831711fa-7fff-312e-927f-7dbe83ece5cc"/>Na aula, você aprendeu sobre RNNs e LSTMs para previsão, bem como uma metodologia simples para escolher uma taxa de aprendizado decente para o otimizador de descida de gradiente estocástico. </text:p>
      <text:p text:style-name="Text_20_body"/>
      <text:p text:style-name="P1">Neste exercício, você pegará um conjunto de dados sintéticos e escreverá o código para calcular previsões usando camadas como RNNs ou LSTMs.</text:p>
      <text:p text:style-name="Text_20_body"/>
      <text:p text:style-name="P1">Este trabalho será avaliado com base no MSE de sua previsão. Ao final do exercício, você terá enviado o modelo treinado que será usado para calcular a previsão. A previsão deve ter um MSE de 30 ou menos para que você seja aprovado neste trabalho.</text:p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8T17:17:57.976885380</dc:date>
    <meta:editing-duration>PT21S</meta:editing-duration>
    <meta:editing-cycles>1</meta:editing-cycles>
    <meta:document-statistic meta:table-count="0" meta:image-count="0" meta:object-count="0" meta:page-count="1" meta:paragraph-count="4" meta:word-count="97" meta:character-count="578" meta:non-whitespace-character-count="482"/>
    <meta:generator>LibreOffice/7.3.7.2$Linux_X86_64 LibreOffice_project/30$Build-2</meta:generator>
  </office:meta>
</office:document-meta>
</file>